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b3f" officeooo:paragraph-rsid="00093b3f" style:font-weight-asian="bold" style:font-weight-complex="bold"/>
    </style:style>
    <style:style style:name="P2" style:family="paragraph" style:parent-style-name="Standard">
      <style:text-properties fo:font-weight="bold" officeooo:rsid="000a0737" officeooo:paragraph-rsid="000a0737" style:font-weight-asian="bold" style:font-weight-complex="bold"/>
    </style:style>
    <style:style style:name="P3" style:family="paragraph" style:parent-style-name="Standard">
      <style:text-properties fo:font-weight="bold" officeooo:rsid="000abb2a" officeooo:paragraph-rsid="000abb2a" style:font-weight-asian="bold" style:font-weight-complex="bold"/>
    </style:style>
    <style:style style:name="P4" style:family="paragraph" style:parent-style-name="Standard">
      <style:text-properties fo:font-weight="bold" officeooo:rsid="000b2f52" officeooo:paragraph-rsid="000b2f52" style:font-weight-asian="bold" style:font-weight-complex="bold"/>
    </style:style>
    <style:style style:name="P5" style:family="paragraph" style:parent-style-name="Standard">
      <style:text-properties fo:font-weight="bold" officeooo:rsid="000c27f3" officeooo:paragraph-rsid="000c27f3" style:font-weight-asian="bold" style:font-weight-complex="bold"/>
    </style:style>
    <style:style style:name="P6" style:family="paragraph" style:parent-style-name="Standard">
      <style:text-properties fo:font-weight="bold" officeooo:rsid="000d9ff1" officeooo:paragraph-rsid="000d9ff1" style:font-weight-asian="bold" style:font-weight-complex="bold"/>
    </style:style>
    <style:style style:name="P7" style:family="paragraph" style:parent-style-name="Standard">
      <style:text-properties fo:font-weight="bold" officeooo:rsid="000f5e2c" officeooo:paragraph-rsid="000f5e2c" style:font-weight-asian="bold" style:font-weight-complex="bold"/>
    </style:style>
    <style:style style:name="P8" style:family="paragraph" style:parent-style-name="Standard">
      <style:text-properties fo:font-weight="normal" officeooo:rsid="00093b3f" officeooo:paragraph-rsid="00093b3f" style:font-weight-asian="normal" style:font-weight-complex="normal"/>
    </style:style>
    <style:style style:name="P9" style:family="paragraph" style:parent-style-name="Standard">
      <style:text-properties fo:font-weight="normal" officeooo:rsid="000a0737" officeooo:paragraph-rsid="000a0737" style:font-weight-asian="normal" style:font-weight-complex="normal"/>
    </style:style>
    <style:style style:name="P10" style:family="paragraph" style:parent-style-name="Standard">
      <style:text-properties fo:font-weight="normal" officeooo:rsid="000b2f52" officeooo:paragraph-rsid="000b2f52" style:font-weight-asian="normal" style:font-weight-complex="normal"/>
    </style:style>
    <style:style style:name="P11" style:family="paragraph" style:parent-style-name="Standard">
      <style:text-properties fo:font-weight="normal" officeooo:rsid="000c27f3" officeooo:paragraph-rsid="000c27f3" style:font-weight-asian="normal" style:font-weight-complex="normal"/>
    </style:style>
    <style:style style:name="P12" style:family="paragraph" style:parent-style-name="Standard">
      <style:text-properties fo:font-weight="normal" officeooo:rsid="000d9ff1" officeooo:paragraph-rsid="000d9ff1" style:font-weight-asian="normal" style:font-weight-complex="normal"/>
    </style:style>
    <style:style style:name="P13" style:family="paragraph" style:parent-style-name="Standard">
      <style:text-properties fo:font-weight="normal" officeooo:rsid="000f5e2c" officeooo:paragraph-rsid="000f5e2c" style:font-weight-asian="normal" style:font-weight-complex="normal"/>
    </style:style>
    <style:style style:name="P14" style:family="paragraph" style:parent-style-name="Standard">
      <style:text-properties fo:font-weight="normal" officeooo:rsid="000c27f3" officeooo:paragraph-rsid="000c27f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a6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bb2a" style:font-weight-asian="normal" style:font-weight-complex="normal"/>
    </style:style>
    <style:style style:name="T5" style:family="text">
      <style:text-properties officeooo:rsid="000a0737"/>
    </style:style>
    <style:style style:name="T6" style:family="text">
      <style:text-properties officeooo:rsid="000abb2a"/>
    </style:style>
    <style:style style:name="T7" style:family="text">
      <style:text-properties officeooo:rsid="00125a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</text:p>
      <text:p text:style-name="P1"/>
      <text:p text:style-name="P1">I. Overview</text:p>
      <text:p text:style-name="P8">- promote good programming practice by enabling a POJO-based programming model</text:p>
      <text:p text:style-name="P8"/>
      <text:p text:style-name="P1">Benefits of Spring Framework:</text:p>
      <text:p text:style-name="P8">1) Development of <text:span text:style-name="T1">Enterprise-class </text:span>applications using <text:span text:style-name="T1">POJOs</text:span></text:p>
      <text:p text:style-name="P8">2) Spring is organized in a modular fashion</text:p>
      <text:p text:style-name="P8">3) Makes use of some of existing technologies like several ORM frameworks, logging frameworks, JEE, Quartz and JDK timers</text:p>
      <text:p text:style-name="P8">4) Testing is simple because environment-dependent code is moved into this framework. Furthermore, by using JavaBean-style Pojos, it becomes easier to use dependency injection for injecting test data</text:p>
      <text:p text:style-name="P8">5) Spring's web framework is a well-designed web MVC framework</text:p>
      <text:p text:style-name="P8">6) Spring provides a convenient API <text:span text:style-name="T5">to translate technology-specific exceptions into consistent unchecked exceptions</text:span></text:p>
      <text:p text:style-name="P9">7) Ligthweight IOC containers</text:p>
      <text:p text:style-name="P9">8) Spring provides a consistent transaction management interface that can scale down to a local transaction and scale up to global transactions</text:p>
      <text:p text:style-name="P2"/>
      <text:p text:style-name="P2">Dependency Injection</text:p>
      <text:p text:style-name="P9">- the technology that Spring is most identified with, flavor of <text:span text:style-name="T1">Inversion of Control(IoC)</text:span></text:p>
      <text:p text:style-name="P9">- while writing a complex Java application, application classes should be as <text:span text:style-name="T1">independent </text:span>as possible of other Java classes to increase possibly of reuse. <text:span text:style-name="T1">Dependency Injection</text:span> helps in gluing these classes together and same time keeping them independent</text:p>
      <text:p text:style-name="P9"/>
      <text:p text:style-name="P2">II. Architecture</text:p>
      <text:p text:style-name="P2">- <text:span text:style-name="T3">spring is modular</text:span></text:p>
      <text:p text:style-name="P2"/>
      <text:p text:style-name="P2">Core Container</text:p>
      <text:p text:style-name="P9"><text:span text:style-name="T1">1) Core </text:span>module provides the fundamental parts of the framework, including the IOC and Dependency Injection features</text:p>
      <text:p text:style-name="P2">2) <text:span text:style-name="T3">The </text:span>Bean <text:span text:style-name="T4">module provies </text:span><text:span text:style-name="T6">BeanFactory </text:span><text:span text:style-name="T4">which is a sophisticated implementation of the factory pattern</text:span></text:p>
      <text:p text:style-name="P3">3) <text:span text:style-name="T3">The </text:span>Context <text:span text:style-name="T3">module builds on the solid base provide by the Core and Bean modules and it is a mediaum to access any objects defined and configured.</text:span></text:p>
      <text:p text:style-name="P3">4) <text:span text:style-name="T3">The </text:span>SpEL <text:span text:style-name="T3">module provides a powerful expression language for querying and manipulating an object graph at runtime</text:span></text:p>
      <text:p text:style-name="P3"/>
      <text:p text:style-name="P3">Data Access/Integration</text:p>
      <text:p text:style-name="P3"/>
      <text:p text:style-name="P3">1) JBDC – <text:span text:style-name="T3">provides a JBDC-abtraction layer that removes the need to do tedious JBDC related coding</text:span></text:p>
      <text:p text:style-name="P3">2) ORM – <text:span text:style-name="T3">provides integration layers for popular object-relational mapping APIs, including JPA, JDO, Hibernate and iBatis</text:span></text:p>
      <text:p text:style-name="P3">3) OXM</text:p>
      <text:p text:style-name="P3">4) JSM</text:p>
      <text:p text:style-name="P3">5) Transaction module – <text:span text:style-name="T3">supports programmatic and declarative transaction manegement for classes that implement special interfaces and for all your pojos</text:span></text:p>
      <text:p text:style-name="P3"/>
      <text:p text:style-name="P3"/>
      <text:p text:style-name="P3"><text:soft-page-break/>Web</text:p>
      <text:p text:style-name="P3"/>
      <text:p text:style-name="P3">1) Web module – <text:span text:style-name="T3">provides basic web-oriented integration features</text:span></text:p>
      <text:p text:style-name="P3">2) Web-MVC – <text:span text:style-name="T3">module contains Spring's model-view-Controller(MVC)</text:span></text:p>
      <text:p text:style-name="P3">3) Web-Socket –<text:span text:style-name="T3"> provides WebSocket-based, two-way communication between client and server in web applications</text:span></text:p>
      <text:p text:style-name="P3">4) Web-Portlet –<text:span text:style-name="T3"> module provides the MVC implementation to be used in a portlet environment and mirrors the functionality of Web-Servlet module.</text:span></text:p>
      <text:p text:style-name="P3"/>
      <text:p text:style-name="P4">III. IoC Containers</text:p>
      <text:p text:style-name="P10">- the spring container is at the core of the Spring Frramework</text:p>
      <text:p text:style-name="P10">- the container will <text:span text:style-name="T1">create </text:span>the objects, <text:span text:style-name="T1">wire </text:span>them together, <text:span text:style-name="T1">configure </text:span>them, and <text:span text:style-name="T1">manage </text:span>their complete lifecycle from creation to destruction.</text:p>
      <text:p text:style-name="P10">- the spring container uses <text:span text:style-name="T1">dependency injection</text:span> to mange the components that make up an application. These objects are called <text:span text:style-name="T1">Spring Beans</text:span></text:p>
      <text:p text:style-name="P10">- the spring IoC container makes use of <text:span text:style-name="T1">Java POJO classes </text:span>and <text:span text:style-name="T1">configuration metadate </text:span>to produce fully configured and executable system or application</text:p>
      <text:p text:style-name="P10"/>
      <text:p text:style-name="P5">IV. Bean</text:p>
      <text:p text:style-name="P11">- forms the backbone of your application and that are managed by the spring IoC containers</text:p>
      <text:p text:style-name="P11">- a <text:span text:style-name="T1">bean </text:span>is an object that is instantiated, assembled and otherwise manged by a Spring IoC container</text:p>
      <text:p text:style-name="P11">- <text:span text:style-name="T7">Java configuration typuically uses </text:span><text:span text:style-name="T2">@Bean </text:span><text:span text:style-name="T7">annotated methods within a </text:span><text:span text:style-name="T2">@Configuration</text:span><text:span text:style-name="T7"> class</text:span></text:p>
      <text:p text:style-name="P11">- <text:span text:style-name="T7">this beans corresponds to the actual objects that make up your application, you can define your data access objects(DAOs), service layer objects etc.</text:span></text:p>
      <text:p text:style-name="P11"/>
      <text:p text:style-name="P5">Attributes:</text:p>
      <text:p text:style-name="P11"><text:span text:style-name="T1">1. Class</text:span> – specify the bean class</text:p>
      <text:p text:style-name="P11"><text:span text:style-name="T1">2. Name</text:span> – bean unique identifier</text:p>
      <text:p text:style-name="P11"><text:span text:style-name="T1">3. Scope</text:span> – scope of the objects created from a particular bean definition</text:p>
      <text:p text:style-name="P11"><text:span text:style-name="T1">4. Constructor-arg</text:span> – used to inject dependencies</text:p>
      <text:p text:style-name="P11"><text:span text:style-name="T1">5. Properties</text:span> – used to inject dependencies</text:p>
      <text:p text:style-name="P11"><text:span text:style-name="T1">6. Autowiring mode</text:span> – used to inject dependencies</text:p>
      <text:p text:style-name="P11"><text:span text:style-name="T1">7. Lazy-Initialization mode</text:span> – whether the bean will be created when it is requested or on startup</text:p>
      <text:p text:style-name="P11"><text:span text:style-name="T1">8. Initialization methods </text:span>– a callback to be called just after all necessary properties on the bean have been set by the container.</text:p>
      <text:p text:style-name="P11"><text:span text:style-name="T1">9. Destruction method </text:span>– a callback to be used when the container containing the bean is destroyed</text:p>
      <text:p text:style-name="P11"/>
      <text:p text:style-name="P5">V. Bean Scopes</text:p>
      <text:p text:style-name="P11"/>
      <text:p text:style-name="P5">1) singleton</text:p>
      <text:p text:style-name="P5">–<text:span text:style-name="T3"> scopes the bean definition to a single instance per Spring IoC container(default)</text:span></text:p>
      <text:p text:style-name="P5"><text:span text:style-name="T3">- the single instance is stored in a </text:span>cache<text:span text:style-name="T3"> of such singleton beans, and all subsequent requests and references for that name bean return the cached object.</text:span></text:p>
      <text:p text:style-name="P5"><text:span text:style-name="T3">- use for </text:span>stateless <text:span text:style-name="T3">beans</text:span></text:p>
      <text:p text:style-name="P5">2) prototype</text:p>
      <text:p text:style-name="P5">– <text:span text:style-name="T3">scopes a single bean definition to have any number of object instances</text:span></text:p>
      <text:p text:style-name="P5"><text:span text:style-name="T3">- use this scope for all </text:span>state-full<text:span text:style-name="T3"> beans</text:span></text:p>
      <text:p text:style-name="P5">3) request –<text:span text:style-name="T3"> scopes a bean definition to an HTTP request. Only valid in the context of a web-aware Spring ApplicationContext</text:span></text:p>
      <text:p text:style-name="P5"><text:soft-page-break/>4) session - <text:s/><text:span text:style-name="T3">scopes a bean definition to an HTTP session.</text:span></text:p>
      <text:p text:style-name="P5">5) global-session –<text:span text:style-name="T3"> scopes a bean definition to a global HTTP session</text:span></text:p>
      <text:p text:style-name="P5"/>
      <text:p text:style-name="P6">V. Bean LifeCycle</text:p>
      <text:p text:style-name="P12">- has initialization and destruction</text:p>
      <text:p text:style-name="P12"/>
      <text:p text:style-name="P6">VI. Bean Post Processors</text:p>
      <text:p text:style-name="P12">- an interface that defines callback methods that you can implement to provide your own instantiation logic etc.</text:p>
      <text:p text:style-name="P12">- you can also implement some custom logic after the Spring container finishes instantiating, configuring and initializing a bean by plugging in one or more BeanPostProcessor implementations.</text:p>
      <text:p text:style-name="P12"/>
      <text:p text:style-name="P7">VII. Bean Definition Inheritance</text:p>
      <text:p text:style-name="P13">- a <text:span text:style-name="T1">child bean </text:span>definition inherits configuration data from <text:span text:style-name="T1">parent definition</text:span>.</text:p>
      <text:p text:style-name="P13">- the <text:span text:style-name="T1">child bean </text:span>can override some values or add others as needed.</text:p>
      <text:p text:style-name="P13"/>
      <text:p text:style-name="P7">VIII. Dependency Injection</text:p>
      <text:p text:style-name="P7">- <text:span text:style-name="T3">sometimes called </text:span>wiring<text:span text:style-name="T3"> help in gluing classes together and at the same time keeping them independent</text:span></text:p>
      <text:p text:style-name="P7"/>
      <text:p text:style-name="P7">Constructor-Based Dependency Injection</text:p>
      <text:p text:style-name="P13">- accomplished when the container invokes a class constructor with a number of arguments each representing a dependency on other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59:05.389986134</meta:creation-date>
    <dc:date>2016-10-18T10:20:25.078803885</dc:date>
    <meta:editing-duration>PT11M35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3" meta:paragraph-count="76" meta:word-count="869" meta:character-count="5661" meta:non-whitespace-character-count="4847"/>
  </office:meta>
</office:document-meta>
</file>